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華康中楷體" svg:font-family="華康中楷體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標楷體" fo:font-size="28pt" style:font-name-asian="標楷體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style:font-name="標楷體" fo:font-size="28pt" style:font-name-asian="標楷體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style:font-name="標楷體" fo:font-size="26pt" style:font-name-asian="標楷體" style:font-size-asian="26pt" style:font-size-complex="26pt"/>
    </style:style>
    <style:style style:name="P5" style:family="paragraph" style:parent-style-name="Standard">
      <style:paragraph-properties fo:text-align="center" style:justify-single-word="false"/>
      <style:text-properties style:font-name="標楷體" fo:font-size="18pt" style:font-name-asian="標楷體" style:font-size-asian="18pt" style:font-size-complex="18pt"/>
    </style:style>
    <style:style style:name="P6" style:family="paragraph" style:parent-style-name="Standard">
      <style:text-properties style:font-name="標楷體" fo:font-size="18pt" style:font-name-asian="標楷體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標楷體" fo:font-size="18pt" style:font-name-asian="標楷體" style:font-size-asian="18pt" style:font-name-complex="標楷體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華康中楷體" fo:font-size="28pt" style:font-name-asian="華康中楷體" style:font-size-asian="28pt" style:font-size-complex="28pt"/>
    </style:style>
    <style:style style:name="P9" style:family="paragraph" style:parent-style-name="Standard">
      <style:paragraph-properties fo:text-align="center" style:justify-single-word="false"/>
      <style:text-properties style:font-name="華康中楷體" fo:font-size="24pt" style:font-name-asian="華康中楷體" style:font-size-asian="24pt" style:font-size-complex="24pt"/>
    </style:style>
    <style:style style:name="P10" style:family="paragraph" style:parent-style-name="Standard">
      <style:paragraph-properties fo:text-align="center" style:justify-single-word="false"/>
      <style:text-properties fo:color="#ff0000" style:font-name="標楷體" fo:font-size="24pt" style:font-name-asian="標楷體" style:font-size-asian="24pt" style:font-size-complex="24pt"/>
    </style:style>
    <style:style style:name="P11" style:family="paragraph" style:parent-style-name="Standard">
      <style:paragraph-properties fo:text-align="center" style:justify-single-word="false"/>
      <style:text-properties fo:color="#ff0000" fo:font-size="18pt" style:font-name-asian="華康中楷體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fo:font-size="18pt" style:font-name-asian="華康中楷體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fo:font-size="18pt" style:font-name-asian="華康中楷體" style:font-size-asian="18pt" style:font-size-complex="18pt"/>
    </style:style>
    <style:style style:name="P14" style:family="paragraph" style:parent-style-name="Standard">
      <style:text-properties fo:font-size="18pt" style:font-name-asian="標楷體" style:font-size-asian="18pt" style:font-size-complex="18pt"/>
    </style:style>
    <style:style style:name="P15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標楷體" fo:font-size="36pt" style:font-name-asian="標楷體" style:font-size-asian="36pt" style:font-size-complex="36pt"/>
    </style:style>
    <style:style style:name="T2" style:family="text">
      <style:text-properties style:font-name="標楷體" fo:font-size="36pt" style:font-name-asian="標楷體" style:font-size-asian="36pt" style:font-size-complex="36pt"/>
    </style:style>
    <style:style style:name="T3" style:family="text">
      <style:text-properties style:font-name="標楷體" fo:font-size="28pt" style:font-name-asian="標楷體" style:font-size-asian="28pt" style:font-size-complex="28pt"/>
    </style:style>
    <style:style style:name="T4" style:family="text">
      <style:text-properties style:font-name="標楷體" fo:font-size="28pt" style:font-name-asian="標楷體" style:font-size-asian="28pt" style:font-size-complex="28pt"/>
    </style:style>
    <style:style style:name="T5" style:family="text">
      <style:text-properties style:font-name="標楷體" fo:font-size="18pt" style:font-name-asian="標楷體" style:font-size-asian="18pt" style:font-size-complex="18pt"/>
    </style:style>
    <style:style style:name="T6" style:family="text">
      <style:text-properties style:font-name="標楷體" fo:font-size="18pt" style:font-name-asian="標楷體" style:font-size-asian="18pt" style:font-size-complex="18pt"/>
    </style:style>
    <style:style style:name="T7" style:family="text">
      <style:text-properties style:font-name="標楷體" fo:font-size="18pt" style:font-name-asian="標楷體" style:font-size-asian="18pt" style:font-name-complex="標楷體" style:font-size-complex="18pt"/>
    </style:style>
    <style:style style:name="T8" style:family="text">
      <style:text-properties style:font-name="華康中楷體" fo:font-size="28pt" style:font-name-asian="華康中楷體" style:font-size-asian="28pt" style:font-size-complex="28pt"/>
    </style:style>
    <style:style style:name="T9" style:family="text">
      <style:text-properties style:font-name="華康中楷體" fo:font-size="24pt" style:font-name-asian="華康中楷體" style:font-size-asian="24pt" style:font-size-complex="24pt"/>
    </style:style>
    <style:style style:name="T10" style:family="text">
      <style:text-properties fo:color="#ff0000" style:font-name="標楷體" fo:font-size="24pt" style:font-name-asian="標楷體" style:font-size-asian="24pt" style:font-size-complex="24pt"/>
    </style:style>
    <style:style style:name="T11" style:family="text">
      <style:text-properties fo:color="#ff0000" style:font-name="標楷體" fo:font-size="24pt" style:font-name-asian="標楷體" style:font-size-asian="24pt" style:font-size-complex="24pt"/>
    </style:style>
    <style:style style:name="T12" style:family="text">
      <style:text-properties fo:color="#ff0000" style:font-name="標楷體" fo:font-size="18pt" style:font-name-asian="標楷體" style:font-size-asian="18pt" style:font-size-complex="18pt"/>
    </style:style>
    <style:style style:name="T13" style:family="text">
      <style:text-properties fo:color="#ff0000" fo:font-size="18pt" style:font-name-asian="華康中楷體" style:font-size-asian="18pt" style:font-size-complex="18pt"/>
    </style:style>
    <style:style style:name="T14" style:family="text">
      <style:text-properties fo:color="#ff0000" fo:font-size="18pt" style:font-name-asian="華康中楷體" style:font-size-asian="18pt" style:font-size-complex="18pt"/>
    </style:style>
    <style:style style:name="T15" style:family="text">
      <style:text-properties fo:font-size="18pt" style:font-name-asian="標楷體" style:font-size-asian="18pt" style:font-size-complex="1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國</text:span><text:span text:style-name="T1"> </text:span><text:span text:style-name="T1">立</text:span><text:span text:style-name="T1"> </text:span><text:span text:style-name="T1">交</text:span><text:span text:style-name="T1"> </text:span><text:span text:style-name="T1">通</text:span><text:span text:style-name="T1"> </text:span><text:span text:style-name="T1">大</text:span><text:span text:style-name="T1"> </text:span><text:span text:style-name="T1">學</text:span></text:p>
      <text:p text:style-name="P2"/>
      <text:p text:style-name="P4">工學院產業安全與防災學程</text:p>
      <text:p text:style-name="P2"/>
      <text:p text:style-name="P1"><text:span text:style-name="T3">碩</text:span><text:span text:style-name="T3"> <text:s/></text:span><text:span text:style-name="T3">士</text:span><text:span text:style-name="T3"> <text:s/></text:span><text:span text:style-name="T3">論</text:span><text:span text:style-name="T3"> <text:s/></text:span><text:span text:style-name="T3">文</text:span></text:p>
      <text:p text:style-name="P8"/>
      <text:p text:style-name="P8"/>
      <text:p text:style-name="P1"><text:span text:style-name="T10">NGPLS - </text:span><text:span text:style-name="T10">一個非GPS之定位系統</text:span></text:p>
      <text:p text:style-name="P10"/>
      <text:p text:style-name="P9"/>
      <text:p text:style-name="P1"><text:span text:style-name="T13">NGPLS </text:span><text:span text:style-name="T13">–</text:span><text:span text:style-name="T13"> A Non GPS Position Location System</text:span></text:p>
      <text:p text:style-name="P11"/>
      <text:p text:style-name="P12"/>
      <text:p text:style-name="P12"/>
      <text:p text:style-name="P12"/>
      <text:p text:style-name="P12"/>
      <text:p text:style-name="P12"/>
      <text:p text:style-name="P5"/>
      <text:p text:style-name="Standard"><text:span text:style-name="T7"><text:s text:c="11"/></text:span><text:span text:style-name="T5">研</text:span><text:span text:style-name="T5"> </text:span><text:span text:style-name="T5">究</text:span><text:span text:style-name="T5"> </text:span><text:span text:style-name="T5">生</text:span><text:span text:style-name="T5"> : <text:s/></text:span><text:span text:style-name="T12">范 大 銘</text:span></text:p>
      <text:p text:style-name="Standard"><text:span text:style-name="T7"><text:s text:c="11"/></text:span><text:span text:style-name="T5">指導教授</text:span><text:span text:style-name="T5"> : <text:s/></text:span><text:span text:style-name="T12">黃 志 銘</text:span><text:span text:style-name="T5"> 教授</text:span></text:p>
      <text:p text:style-name="P7"><text:s text:c="13"/></text:p>
      <text:p text:style-name="P6"/>
      <text:p text:style-name="P1"><text:span text:style-name="T5">中華民國 </text:span><text:span text:style-name="T5"><text:s/></text:span><text:span text:style-name="T12">100</text:span><text:span text:style-name="T5"> </text:span><text:span text:style-name="T5"><text:s/>年</text:span><text:span text:style-name="T5"> <text:s/></text:span><text:span text:style-name="T12">1</text:span><text:span text:style-name="T5"> </text:span><text:span text:style-name="T5"><text:s/>月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華康中楷體" svg:font-family="華康中楷體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國 立 交 通 大 學</dc:title>
    <meta:initial-creator>user</meta:initial-creator>
    <meta:creation-date>2011-05-18T14:22:00</meta:creation-date>
    <dc:creator>user</dc:creator>
    <dc:date>2011-05-18T14:22:00</dc:date>
    <meta:editing-cycles>2</meta:editing-cycles>
    <meta:editing-duration>PT1M</meta:editing-duration>
    <meta:document-statistic meta:table-count="0" meta:image-count="0" meta:object-count="0" meta:page-count="1" meta:paragraph-count="9" meta:word-count="65" meta:character-count="177" meta:non-whitespace-character-count="101"/>
    <meta:generator>LibreOffice/5.1.4.2$Windows_x86 LibreOffice_project/f99d75f39f1c57ebdd7ffc5f42867c12031db97a</meta:generator>
  </office:meta>
</office:document-meta>
</file>